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RefDes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Producer Part No</text:p>
          </table:table-cell>
          <table:table-cell table:style-name="ce13" office:value-type="string" calcext:value-type="string">
            <text:p>Farnell Part No</text:p>
          </table:table-cell>
          <table:table-cell table:style-name="ce13" office:value-type="string" calcext:value-type="string">
            <text:p>Farnell American</text:p>
          </table:table-cell>
          <table:table-cell table:style-name="ce13" office:value-type="string" calcext:value-type="string">
            <text:p>DigiKey Part No</text:p>
          </table:table-cell>
          <table:table-cell table:style-name="ce13" office:value-type="string" calcext:value-type="string">
            <text:p>SOS</text:p>
          </table:table-cell>
          <table:table-cell table:style-name="ce1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22-27-2031</text:p>
          </table:table-cell>
          <table:table-cell table:style-name="ce16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16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EBV-02-D</text:p>
          </table:table-cell>
          <table:table-cell table:style-name="ce1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000052</text:p>
          </table:table-cell>
          <table:table-cell table:style-name="ce16"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16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448002.MR</text:p>
          </table:table-cell>
          <table:table-cell table:style-name="ce16"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16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0448004MR</text:p>
          </table:table-cell>
          <table:table-cell table:style-name="ce16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16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17" office:value-type="string" calcext:value-type="string">
            <text:p>ECA-1VM101</text:p>
          </table:table-cell>
          <table:table-cell table:style-name="ce16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16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2">
          <table:table-cell/>
          <table:table-cell table:style-name="ce14" table:number-columns-repeated="4"/>
          <table:table-cell table:style-name="ce15" table:number-columns-repeated="2"/>
          <table:table-cell table:style-name="ce14"/>
          <table:table-cell table:style-name="ce15"/>
          <table:table-cell table:style-name="ce14" office:value-type="string" calcext:value-type="string">
            <text:p>raspberry pi receptable !! instead of headers</text:p>
          </table:table-cell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ON SEMICONDUCTOR</text:p>
          </table:table-cell>
          <table:table-cell table:style-name="ce15" office:value-type="string" calcext:value-type="string">
            <text:p>S1A</text:p>
          </table:table-cell>
          <table:table-cell table:style-name="ce1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15"/>
          <table:table-cell table:style-name="ce14" table:number-columns-repeated="2"/>
          <table:table-cell table:style-name="ce14" office:value-type="string" calcext:value-type="string">
            <text:p>diode for circuit protection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16" office:value-type="string" calcext:value-type="string">
            <text:p>929974-01-36-RK </text:p>
          </table:table-cell>
          <table:table-cell table:style-name="ce16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16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<text:s/>MCCQ-121</text:p>
          </table:table-cell>
          <table:table-cell table:style-name="ce16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table:style-name="ce16"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table:style-name="ce16"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16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ATP-L-E 30A</text:p>
          </table:table-cell>
          <table:table-cell table:style-name="ce16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4" office:value-type="string" calcext:value-type="string">
            <text:p>blade 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18" office:value-type="string" calcext:value-type="string">
            <text:p>ICE40HX4K-TQ144 </text:p>
          </table:table-cell>
          <table:table-cell table:number-columns-repeated="4"/>
          <table:table-cell office:value-type="string" calcext:value-type="string">
            <text:p>fpg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18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14"/>
          <table:table-cell table:style-name="ce15" table:number-columns-repeated="2"/>
          <table:table-cell table:style-name="ce1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13:20.870120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4-22T17:36:41.088606060</dc:date>
    <meta:editing-duration>PT8H39M10S</meta:editing-duration>
    <meta:editing-cycles>49</meta:editing-cycles>
    <meta:generator>LibreOffice/6.0.7.3$Linux_X86_64 LibreOffice_project/00m0$Build-3</meta:generator>
    <meta:document-statistic meta:table-count="1" meta:cell-count="107" meta:object-count="0"/>
  </office:meta>
</office:document-meta>
</file>